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style:font-face style:name="arial" svg:font-family="arial"/>
  </office:font-face-decls>
  <office:automatic-styles>
    <style:style style:family="paragraph" style:name="a141782">
      <style:paragraph-properties fo:text-align="center" style:line-break="strict" style:punctuation-wrap="hanging" style:text-autospace="ideograph-alpha" style:writing-mode="page"/>
      <style:text-properties fo:color="#000000" fo:font-size="11.0pt" fo:font-weight="bold" style:font-name="arial" style:font-name-asian="Lucida Sans Unicode" style:font-name-complex="Tahoma" style:font-size-asian="12pt" style:font-size-complex="12pt"/>
    </style:style>
    <style:style style:family="paragraph" style:name="a767cc0">
      <style:paragraph-properties fo:text-align="justify" style:line-break="strict" style:punctuation-wrap="hanging" style:text-autospace="ideograph-alpha" style:writing-mode="page"/>
      <style:text-properties fo:color="#000000" fo:font-size="11.0pt" style:font-name="arial" style:font-name-asian="Lucida Sans Unicode" style:font-name-complex="Tahoma" style:font-size-asian="12pt" style:font-size-complex="12pt"/>
    </style:style>
    <style:style style:family="paragraph" style:name="ac6196d">
      <style:paragraph-properties fo:text-align="justify" style:line-break="strict" style:punctuation-wrap="hanging" style:text-autospace="ideograph-alpha" style:writing-mode="page"/>
      <style:text-properties fo:color="#000000" fo:font-size="11.0pt" style:font-name="arial" style:font-name-asian="Lucida Sans Unicode" style:font-name-complex="Tahoma" style:font-size-asian="12pt" style:font-size-complex="12pt"/>
    </style:style>
    <style:style style:family="paragraph" style:name="a48428e">
      <style:paragraph-properties fo:text-align="center" style:line-break="strict" style:punctuation-wrap="hanging" style:text-autospace="ideograph-alpha" style:writing-mode="page"/>
      <style:text-properties fo:color="#000000" fo:font-size="11.0pt" fo:font-weight="bold" style:font-name="arial" style:font-name-asian="Lucida Sans Unicode" style:font-name-complex="Tahoma" style:font-size-asian="12pt" style:font-size-complex="12pt"/>
    </style:style>
    <style:style style:family="paragraph" style:name="ac4163d">
      <style:paragraph-properties fo:margin-left="0.3937in" style:line-break="strict" style:punctuation-wrap="hanging" style:text-autospace="ideograph-alpha" style:writing-mode="page"/>
      <style:text-properties fo:color="#000000" fo:font-size="11.0pt" fo:font-style="italic" style:font-name="arial" style:font-name-asian="Lucida Sans Unicode" style:font-name-complex="Tahoma" style:font-size-asian="12pt" style:font-size-complex="12pt"/>
    </style:style>
    <style:style style:family="paragraph" style:name="a5ccd1f">
      <style:paragraph-properties fo:margin-left="2.9529in" fo:text-align="center" style:line-break="strict" style:punctuation-wrap="hanging" style:text-autospace="ideograph-alpha" style:writing-mode="page"/>
      <style:text-properties fo:color="#000000" fo:font-size="11.0pt" style:font-name="arial" style:font-name-asian="Lucida Sans Unicode" style:font-name-complex="Tahoma"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text:p>
      <text:p/>
      <text:p text:style-name="a141782">#text.alignment#="center" #text.type#="arial" #text.style#="bold" #text.size#="11"<text:line-break/>HATÁROZAT</text:p>
      <text:p/>
      <text:p text:style-name="a767cc0">#text.type#="arial" #text.size#="11" #text.alignment#="justify"<text:line-break/>A Füstirtók a Dohányzás Visszaszorításáért Egyesület (1026 Budapest, Endrődi Sándor u. 16/a., a továbbiakban: Egyesület) fellebbezésére tekintettel a másodfokú hatóság a Budapest Főváros Kormányhivatala BPO-001/3026/2/2015. ügyiratszámú határozatát helybenhagyja.</text:p>
      <text:p/>
      <text:p text:style-name="ac6196d">#text.type#="arial" #text.size#="11" #text.alignment#="justify"<text:line-break/>A másodfokú hatóság felhívja a Társaságot, hogy a fogyasztóvédelmi bírság összegét (950.000,- Ft-ot, azaz kilencszázötvenezer forintot) a Nemzeti Fogyasztóvédelmi Hatóság Magyar Államkincstárnál vezetett 10032000-01494879-00000000 számú számlájára fizesse be. A bírságösszegnek a határozat jogerőre emelkedését követő 15 napon belül a fenti számlára be kell érkeznie.</text:p>
      <text:p/>
      <text:p text:style-name="a48428e">#text.alignment#="center" #text.type#="arial" #text.style#="bold" #text.size#="11"<text:line-break/>INDOKOLÁS</text:p>
      <text:p/>
      <text:p text:style-name="ac4163d">#text.margin#="10" #text.style#="italic" #text.type#="arial" #text.size#="11"<text:line-break/><text:line-break/>A Pftv. 3. § <text:s text:c="1"/>(3) bekezdés szerint:<text:line-break/><text:line-break/>Az importőr és a forgalmazó nem hozhat forgalomba és nem forgalmazhat olyan terméket, amelyről tudja vagy a rendelkezésére álló tájékoztatás vagy szakmai ismeret alapján tudnia kellene, hogy nem biztonságos.</text:p>
      <text:p/>
      <text:p text:style-name="a5ccd1f">#text.margin#="75" #text.alignment#="center" #text.type#="arial" #text.size#="11"<text:line-break/>dr. Szente István<text:line-break/>főigazgató nevében és megbízásából:<text:line-break/><text:line-break/><text:line-break/>dr. Tóth Gábor<text:line-break/>Hatósági és Jogi Főosztály<text:line-break/>főosztályvezető</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style style:family="table" style:name="aa8cf05">
      <style:table-properties style:shadow="none" style:width="6.693in" table:align="margins"/>
    </style:style>
    <style:style style:family="table-column" style:name="ab0dc9c">
      <style:table-column-properties style:column-width="6.6930in" style:rel-column-width="65535*"/>
    </style:style>
    <style:style style:family="table-cell" style:name="a121c18">
      <style:table-cell-properties fo:border-bottom="0.0007in solid #000000" fo:border-left="0.0007in solid #000000" fo:border-right="none" fo:border-top="0.0007in solid #000000" fo:padding="0.0382in"/>
    </style:style>
    <style:style style:family="table-cell" style:name="a1da4ed">
      <style:table-cell-properties fo:border-bottom="0.0007in solid #000000" fo:border-left="0.0007in solid #000000" fo:border-right="none" fo:border-top="none" fo:padding="0.0382in"/>
    </style:style>
    <style:style style:family="table-cell" style:name="a9fcf86">
      <style:table-cell-properties fo:border="0.0007in solid #000000" fo:padding="0.0382in"/>
    </style:style>
    <style:style style:family="table-cell" style:name="ade6bbf">
      <style:table-cell-properties fo:border="0.0007in solid #000000" fo:border-bottom="0.0007in solid #000000" fo:border-top="none" fo:padding="0.0382in"/>
    </style:style>
    <style:style style:family="table-cell" style:name="aa11243">
      <style:table-cell-properties fo:border="none"/>
    </style:style>
  </office:automatic-styles>
  <office:master-styles>
    <style:master-page style:name="Standard" style:page-layout-name="pm1">
      <style:header>
        <table:table table:name="Table1" table:style-name="aa8cf05">
          <table:table-column table:style-name="ab0dc9c"/>
          <table:table-row>
            <table:table-cell office:string-value="#text.alignment#=&quot;left&quot; #text.size#=&quot;10&quot;  #text.type#=&quot;arial&quot;  &#10;Ikt. szám: HAJ-00202-18/2015.&#10;Tárgy: fellebbezés elbírálása&#10;Előadó: dr. Sándor Zoltán&#10;Tel.: 06-1-4594-911" office:value-type="string" table:style-name="aa11243">
              <text:p>#text.alignment#="left" #text.size#="10" <text:s text:c="1"/>#text.type#="arial" <text:s text:c="1"/><text:line-break/>Ikt. szám: HAJ-00202-18/2015.<text:line-break/>Tárgy: fellebbezés elbírálása<text:line-break/>Előadó: dr. Sándor Zoltán<text:line-break/>Tel.: 06-1-4594-911</text:p>
            </table:table-cell>
          </table:table-row>
        </table:table>
      </style:header>
    </style:master-page>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andorzoltan</dc:creator>
    <dc:date>2017-01-04T15:29:21</dc:date>
    <meta:editing-cycles>1</meta:editing-cycles>
    <meta:editing-duration>PT0.039S</meta:editing-duration>
    <meta:initial-creator>sandorzoltan</meta:initial-creator>
    <meta:creation-date>2017-01-04T15:29:21</meta:creation-date>
    <dc:language>hu</dc:language>
  </office:meta>
</office:document-meta>
</file>